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color="#000000" style:text-underline-style="none" officeooo:rsid="001b29e5" officeooo:paragraph-rsid="001b29e5"/>
    </style:style>
    <style:style style:name="P2" style:family="paragraph" style:parent-style-name="Text_20_body">
      <style:text-properties fo:color="#000000" style:font-name="Liberation Serif" fo:font-size="12pt" style:text-underline-style="none" officeooo:rsid="001b29e5" officeooo:paragraph-rsid="001b29e5" style:font-size-asian="12pt" style:font-size-complex="12pt"/>
    </style:style>
    <style:style style:name="P3" style:family="paragraph" style:parent-style-name="Text_20_body">
      <style:text-properties officeooo:paragraph-rsid="00189a51"/>
    </style:style>
    <style:style style:name="P4" style:family="paragraph" style:parent-style-name="Text_20_body">
      <style:text-properties officeooo:rsid="001c78f8" officeooo:paragraph-rsid="001c78f8"/>
    </style:style>
    <style:style style:name="P5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style:text-blinking="false" fo:background-color="transparent"/>
    </style:style>
    <style:style style:name="P6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10" style:family="paragraph" style:parent-style-name="Text_20_body">
      <style:paragraph-properties fo:margin-top="0in" fo:margin-bottom="0in" loext:contextual-spacing="false" fo:line-height="138%" style:writing-mode="lr-tb"/>
    </style:style>
    <style:style style:name="P11" style:family="paragraph" style:parent-style-name="Text_20_body">
      <style:paragraph-properties fo:margin-top="0in" fo:margin-bottom="0in" loext:contextual-spacing="false" fo:line-height="120%" style:writing-mode="lr-tb"/>
    </style:style>
    <style:style style:name="P12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13" style:family="paragraph" style:parent-style-name="Preformatted_20_Text">
      <style:text-properties fo:color="#000000" style:font-name="Liberation Serif" fo:font-size="12pt" style:text-underline-style="none" officeooo:rsid="001b29e5" officeooo:paragraph-rsid="001b29e5" style:font-size-asian="12pt" style:font-size-complex="12pt"/>
    </style:style>
    <style:style style:name="P14" style:family="paragraph" style:parent-style-name="Preformatted_20_Text">
      <style:paragraph-properties fo:margin-top="0in" fo:margin-bottom="0.1965in" loext:contextual-spacing="false"/>
    </style:style>
    <style:style style:name="P15" style:family="paragraph" style:parent-style-name="Preformatted_20_Text">
      <style:paragraph-properties fo:margin-top="0in" fo:margin-bottom="0.1965in" loext:contextual-spacing="false"/>
      <style:text-properties officeooo:paragraph-rsid="001b29e5"/>
    </style:style>
    <style:style style:name="P16" style:family="paragraph" style:parent-style-name="Preformatted_20_Text">
      <style:paragraph-properties fo:margin-top="0in" fo:margin-bottom="0.1965in" loext:contextual-spacing="false"/>
      <style:text-properties style:font-name="Liberation Serif" fo:font-size="12pt" officeooo:paragraph-rsid="001b29e5" style:font-size-asian="12pt" style:font-size-complex="12pt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1155cc" style:text-line-through-style="none" style:text-line-through-type="none" style:font-name="Arial" fo:font-size="10.5pt" fo:font-style="normal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1155cc" style:text-line-through-style="none" style:text-line-through-type="none" style:font-name="Arial" fo:font-size="10.5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5" style:family="text">
      <style:text-properties fo:font-variant="normal" fo:text-transform="none" style:text-line-through-style="none" style:text-line-through-type="none" style:font-name="Arial" fo:font-size="10.5pt" fo:font-style="normal" fo:font-weight="normal" style:text-blinking="false" fo:background-color="transparent" loext:char-shading-value="0"/>
    </style:style>
    <style:style style:name="T6" style:family="text">
      <style:text-properties fo:font-variant="normal" fo:text-transform="none" style:text-line-through-style="none" style:text-line-through-type="none" fo:font-size="10.5pt" fo:font-style="normal" fo:font-weight="normal" style:text-blinking="false" fo:background-color="transparent" loext:char-shading-value="0"/>
    </style:style>
    <style:style style:name="T7" style:family="text">
      <style:text-properties fo:font-variant="normal" fo:text-transform="none" style:text-line-through-style="none" style:text-line-through-type="none" fo:font-style="normal" fo:font-weight="normal" style:text-blinking="false" fo:background-color="transparent" loext:char-shading-value="0"/>
    </style:style>
    <style:style style:name="T8" style:family="text">
      <style:text-properties style:font-name="Arial" fo:font-size="10.5pt" fo:font-style="normal" fo:font-weight="normal"/>
    </style:style>
    <style:style style:name="T9" style:family="text">
      <style:text-properties officeooo:rsid="00189a51"/>
    </style:style>
    <style:style style:name="T10" style:family="text">
      <style:text-properties officeooo:rsid="001b29e5"/>
    </style:style>
    <style:style style:name="T11" style:family="text">
      <style:text-properties style:font-name="Liberation Mono"/>
    </style:style>
    <style:style style:name="T12" style:family="text">
      <style:text-properties style:font-name="Liberation Mono" officeooo:rsid="001b29e5"/>
    </style:style>
    <style:style style:name="T13" style:family="text">
      <style:text-properties style:font-name="Liberation Serif"/>
    </style:style>
    <style:style style:name="T14" style:family="text">
      <style:text-properties style:font-name="Liberation Serif" officeooo:rsid="001b29e5"/>
    </style:style>
    <style:style style:name="T15" style:family="text">
      <style:text-properties style:font-name="Liberation Serif" fo:font-size="12pt" style:font-size-asian="12pt" style:font-size-complex="12pt"/>
    </style:style>
    <style:style style:name="T16" style:family="text">
      <style:text-properties style:font-name="Liberation Serif" fo:font-size="12pt" officeooo:rsid="001b29e5" style:font-size-asian="12pt" style:font-size-complex="12pt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docs-internal-guid-0b5623fd-d170-084b-1801-cbc7ebf5e703"/>Siri - Java harjoitusprojekti</text:p>
      <text:p text:style-name="Text_20_body"/>
      <text:p text:style-name="P6">- Ari on projektin asiakas</text:p>
      <text:p text:style-name="P6">- Scrumiin soveltuva speksi vaatimuksista-käyttötapauskuvaus</text:p>
      <text:p text:style-name="P6">- Scrumiin kuuluva taskitus ja priorisointi</text:p>
      <text:p text:style-name="P6">- Valitaan oleelliset keissit</text:p>
      <text:p text:style-name="P6">- tehdään kahden sprintin mittainen suunnitelma</text:p>
      <text:p text:style-name="P6">- eka sprintin jälkeen jotain joka kääntyy ja rajapinnat kunnossa</text:p>
      <text:p text:style-name="P6">- tekniset ratkaisut ryhmän päätettävissä</text:p>
      <text:p text:style-name="P6">- pari mahdollista frameworkkiä</text:p>
      <text:p text:style-name="P6">- valitaan ryhmästä build – master joka huolehtii siitä että build kääntyy</text:p>
      <text:p text:style-name="P6">- valitaan projektipäällikkö joka on myös arkkitehti</text:p>
      <text:p text:style-name="P6">- käyttäjärajapinta englanniksi – koodin kielen voi valita</text:p>
      <text:p text:style-name="Text_20_body"/>
      <text:p text:style-name="P6">Tänään:</text:p>
      <text:p text:style-name="P6">- speksin läpikäynti - OK</text:p>
      <text:p text:style-name="P6">- ryhmä pitää projektin aloituspalaverin - OK</text:p>
      <text:p text:style-name="P6">- roolien sopiminen NOK</text:p>
      <text:p text:style-name="P6">- työtapa, etänä vai paikan päällä, mielummin alussa paikanpäällä</text:p>
      <text:p text:style-name="P6">- kontaktointi – whatsapp ryhmä - skype</text:p>
      <text:p text:style-name="P6">- 10 tärkeintä toiminnallisuutta ja niiden priorisointi</text:p>
      <text:p text:style-name="P6">- projektin nimi Siri</text:p>
      <text:p text:style-name="P6">- 6.11. aloitus face-to-face</text:p>
      <text:p text:style-name="P6">-  AP1 Jouni kokeilee Spring – JPA:ta</text:p>
      <text:p text:style-name="P6">- </text:p>
      <text:p text:style-name="Text_20_body"/>
      <text:p text:style-name="P5">Aikataulu</text:p>
      <text:p text:style-name="P6">6.11 Tapaaminen</text:p>
      <text:p text:style-name="Text_20_body"/>
      <text:p text:style-name="P5">Teknologiat</text:p>
      <text:p text:style-name="P10"><text:span text:style-name="T1">   </text:span><text:span text:style-name="T2">-Git(Hub)</text:span></text:p>
      <text:p text:style-name="P9">   <text:span text:style-name="T8">-CSS</text:span></text:p>
      <text:p text:style-name="P9">   <text:span text:style-name="T8">-Spring</text:span></text:p>
      <text:p text:style-name="P9">   <text:span text:style-name="T8">-Maven</text:span></text:p>
      <text:p text:style-name="P9">   <text:span text:style-name="T8">-MySql</text:span></text:p>
      <text:p text:style-name="P9">   <text:span text:style-name="T8">-Java 7</text:span></text:p>
      <text:p text:style-name="P10"><text:span text:style-name="T1">   </text:span><text:span text:style-name="T2">-JPA</text:span><text:span text:style-name="T1">    </text:span></text:p>
      <text:p text:style-name="P9">   <text:span text:style-name="T8">-Jenkins</text:span></text:p>
      <text:p text:style-name="Text_20_body"/>
      <text:p text:style-name="P5">Roolien sopiminen</text:p>
      <text:p text:style-name="P9"><text:soft-page-break/>   <text:span text:style-name="T8">-BuildMasteri - Jouni</text:span></text:p>
      <text:p text:style-name="P9">   <text:span text:style-name="T8">-Projektipäälikkö - Kari</text:span></text:p>
      <text:p text:style-name="P9">  <text:span text:style-name="T8">- Arkkitehti ja Scrum Master - Seija</text:span></text:p>
      <text:p text:style-name="P9">  <text:span text:style-name="T8">- GitHub, CSS vastaava - Mika</text:span></text:p>
      <text:p text:style-name="Text_20_body"><text:line-break/></text:p>
      <text:p text:style-name="P5">10. tärkeintä ominaisuutta</text:p>
      <text:p text:style-name="Text_20_body"/>
      <text:p text:style-name="P6">Adminin tarinat</text:p>
      <text:p text:style-name="P6">1. Haluan lisätä ja poistaa käyttäjiä.</text:p>
      <text:list xml:id="list5552013683086716445" text:style-name="L1">
        <text:list-item>
          <text:p text:style-name="P12">admin tai pomo voi antaa oikeuksia</text:p>
        </text:list-item>
        <text:list-item>
          <text:p text:style-name="P12">oikeudet:</text:p>
          <text:list>
            <text:list-item>
              <text:p text:style-name="P12">pomo ja admin </text:p>
            </text:list-item>
            <text:list-item>
              <text:p text:style-name="P12">tunnukselliset</text:p>
            </text:list-item>
          </text:list>
        </text:list-item>
      </text:list>
      <text:p text:style-name="Text_20_body"/>
      <text:p text:style-name="P6">Myyjän tarinat</text:p>
      <text:p text:style-name="P6">1. Haluan tallentaa uusia asiakkaita.</text:p>
      <text:p text:style-name="P9">   <text:span text:style-name="T8">a. Nimi</text:span></text:p>
      <text:p text:style-name="P9">   <text:span text:style-name="T8">b. Puhelin</text:span></text:p>
      <text:p text:style-name="P9">   <text:span text:style-name="T8">c. Sähköposti</text:span></text:p>
      <text:p text:style-name="P9">   <text:span text:style-name="T8">d. Valokuva</text:span></text:p>
      <text:p text:style-name="P9">   <text:span text:style-name="T8">e. Maa</text:span></text:p>
      <text:p text:style-name="P9">   <text:span text:style-name="T8">f. Osoite</text:span></text:p>
      <text:p text:style-name="P9">   <text:span text:style-name="T8">g. Vastuumyyjä</text:span></text:p>
      <text:p text:style-name="Text_20_body"/>
      <text:p text:style-name="P6">2. Haluan tallentaa uusia asiakasyrityksiä.</text:p>
      <text:p text:style-name="P9">   <text:span text:style-name="T8">a. Nimi</text:span></text:p>
      <text:p text:style-name="P9">   <text:span text:style-name="T8">b. Puhelin</text:span></text:p>
      <text:p text:style-name="P9">   <text:span text:style-name="T8">c. Osoite</text:span></text:p>
      <text:p text:style-name="P9">   <text:span text:style-name="T8">d. Nettisivu</text:span></text:p>
      <text:p text:style-name="P9">   <text:span text:style-name="T8">e. Y-­tunnus</text:span></text:p>
      <text:p text:style-name="Text_20_body"/>
      <text:p text:style-name="P6">3. Haluan liittää asiakkaat yrityksiin.</text:p>
      <text:p text:style-name="P10"><text:span text:style-name="T1">                </text:span></text:p>
      <text:p text:style-name="P7">14. Haluan tallentaa tiedot uudesta kaupasta.</text:p>
      <text:p text:style-name="P11"><text:span text:style-name="T1">    </text:span><text:span text:style-name="T2">a. Vastuumyyjä (minä)</text:span></text:p>
      <text:p text:style-name="P11"><text:span text:style-name="T1">    </text:span><text:span text:style-name="T2">b. Vastuu teknikko</text:span></text:p>
      <text:p text:style-name="P11"><text:span text:style-name="T1">    </text:span><text:span text:style-name="T2">c. N kpl asiakkaita</text:span></text:p>
      <text:p text:style-name="P11"><text:span text:style-name="T1">    </text:span><text:span text:style-name="T2">d. Toimitussopimus liitetiedostona</text:span></text:p>
      <text:p text:style-name="P11"><text:soft-page-break/><text:span text:style-name="T1">    </text:span><text:span text:style-name="T2">e. Toimitussopimuksen tila</text:span></text:p>
      <text:p text:style-name="P11"><text:span text:style-name="T1">    </text:span><text:span text:style-name="T2">i. draft ii.</text:span></text:p>
      <text:p text:style-name="P11"><text:span text:style-name="T1">    </text:span><text:span text:style-name="T2">signed</text:span></text:p>
      <text:p text:style-name="P11"><text:span text:style-name="T1">    </text:span><text:span text:style-name="T2">iii. delivered</text:span></text:p>
      <text:p text:style-name="P11"><text:span text:style-name="T1">    </text:span><text:span text:style-name="T2">iv. expired</text:span></text:p>
      <text:p text:style-name="P11"><text:span text:style-name="T1">    </text:span><text:span text:style-name="T2">f. Sopimuksen päättymisaika</text:span></text:p>
      <text:p text:style-name="P11"><text:span text:style-name="T1">    </text:span><text:span text:style-name="T2">g. Hinta</text:span></text:p>
      <text:p text:style-name="P11"><text:span text:style-name="T1">    </text:span><text:span text:style-name="T2">h. N kpl nootteja.</text:span></text:p>
      <text:p text:style-name="Text_20_body"/>
      <text:p text:style-name="P6">Sihteerin tarinat</text:p>
      <text:p text:style-name="Text_20_body"/>
      <text:p text:style-name="P6">3. Haluan hakea asiakkaita hakukriteerinä</text:p>
      <text:p text:style-name="P9">   <text:span text:style-name="T8">a. Nimi</text:span></text:p>
      <text:p text:style-name="P9">   <text:span text:style-name="T8">b. Toimenkuva</text:span></text:p>
      <text:p text:style-name="P9">   <text:span text:style-name="T8">c. Asiakasyritys</text:span></text:p>
      <text:p text:style-name="P9">   <text:span text:style-name="T8">d. Toimitus</text:span></text:p>
      <text:p text:style-name="Text_20_body"/>
      <text:p text:style-name="P6">Teknikon tarinat</text:p>
      <text:p text:style-name="P6">1. Haluan luoda uuden toimituksen tiedoilla</text:p>
      <text:p text:style-name="P9">   <text:span text:style-name="T8">a. Toimitussopimus</text:span></text:p>
      <text:p text:style-name="P9">   <text:span text:style-name="T8">b. Vastuuteknikko</text:span></text:p>
      <text:p text:style-name="P9">   <text:span text:style-name="T8">c. Asennusryhmä</text:span></text:p>
      <text:p text:style-name="P9">   <text:span text:style-name="T8">d. Myyjä</text:span></text:p>
      <text:p text:style-name="P9">   <text:span text:style-name="T8">e. Toimitusajankohta</text:span></text:p>
      <text:p text:style-name="P9">   <text:span text:style-name="T8">i. alkamispäivämäärä</text:span></text:p>
      <text:p text:style-name="P9">   <text:span text:style-name="T8">ii.</text:span></text:p>
      <text:p text:style-name="P9">   <text:span text:style-name="T8">loppumispäivämäärä</text:span></text:p>
      <text:p text:style-name="P9">   <text:span text:style-name="T8">f. Toimituksen tila</text:span></text:p>
      <text:p text:style-name="P9">   <text:span text:style-name="T8">i. New</text:span></text:p>
      <text:p text:style-name="P9">   <text:span text:style-name="T8">ii.</text:span></text:p>
      <text:p text:style-name="P9">   <text:span text:style-name="T8">Started</text:span></text:p>
      <text:p text:style-name="P9">   <text:span text:style-name="T8">iii. Postponed</text:span></text:p>
      <text:p text:style-name="P9">   <text:span text:style-name="T8">iv. Canceled</text:span></text:p>
      <text:p text:style-name="P9">   <text:span text:style-name="T8">v.</text:span></text:p>
      <text:p text:style-name="P9">   <text:span text:style-name="T8">Delivered vi. Expired</text:span></text:p>
      <text:p text:style-name="Text_20_body"/>
      <text:p text:style-name="P10"><text:span text:style-name="T1">                </text:span></text:p>
      <text:p text:style-name="P8">2. Haluan liittää toimitukseen teknisen määrittelyn, joka koostuu N:stä dokumentista.</text:p>
      <text:p text:style-name="Text_20_body"/>
      <text:p text:style-name="P6"><text:soft-page-break/>Laskuttajan tarinat</text:p>
      <text:p text:style-name="Text_20_body"/>
      <text:p text:style-name="P6">2. Haluan liittää toimitukseen laskun tiedoilla</text:p>
      <text:p text:style-name="P9">   <text:span text:style-name="T8">a. Summa</text:span></text:p>
      <text:p text:style-name="P9">   <text:span text:style-name="T8">b. Eräpäivä</text:span></text:p>
      <text:p text:style-name="Text_20_body"><text:line-break/><text:line-break/><text:line-break/></text:p>
      <text:p text:style-name="P6">===============================</text:p>
      <text:p text:style-name="P3"><text:line-break/><text:line-break/><text:line-break/><text:span text:style-name="T9">Muuta projektin tietoa:</text:span></text:p>
      <text:p text:style-name="P3"/>
      <text:p text:style-name="P4">Tiimin jäsenet: Kari Kinninen</text:p>
      <text:p text:style-name="P4"><text:tab/><text:tab/>Jouni Hämäläinen</text:p>
      <text:p text:style-name="P4"><text:tab/><text:tab/>Mika Manninen</text:p>
      <text:p text:style-name="P4"><text:tab/><text:tab/>Seija Karttunen</text:p>
      <text:p text:style-name="P3"><text:span text:style-name="T9">GIT repo:</text:span><text:line-break/><text:line-break/><text:a xlink:type="simple" xlink:href="https://github.com/karkinnu/javaee_team_r" text:style-name="Internet_20_link" text:visited-style-name="Visited_20_Internet_20_Link"><text:span text:style-name="T4">https://github.com/karkinnu/javaee_team_r</text:span></text:a></text:p>
      <text:p text:style-name="P3"><text:span text:style-name="T4"/></text:p>
      <text:p text:style-name="P2"><text:span text:style-name="T7">Riliisin tekeminen </text:span></text:p>
      <text:p text:style-name="P13"><text:span text:style-name="T7">git tag -a 1.0.0 -m "Release of version 1.0.0"</text:span></text:p>
      <text:p text:style-name="P13"><text:span text:style-name="T7"/></text:p>
      <text:p text:style-name="P16">git push –tags</text:p>
      <text:p text:style-name="P15"><text:span text:style-name="Source_20_Text"><text:span text:style-name="T15">git push origin tag </text:span></text:span><text:span text:style-name="Source_20_Text"><text:span text:style-name="T16">1.0.0</text:span></text:span></text:p>
      <text:p text:style-name="P14"><text:span text:style-name="Source_20_Text"><text:span text:style-name="T15">git tag -l</text:span></text:span></text:p>
      <text:p text:style-name="P1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pi3 </meta:initial-creator>
    <meta:creation-date>2015-11-04T09:40:05.670336122</meta:creation-date>
    <dc:date>2015-11-04T09:59:40.144021068</dc:date>
    <dc:creator>oppi3 </dc:creator>
    <meta:editing-duration>PT19M34S</meta:editing-duration>
    <meta:editing-cycles>4</meta:editing-cycles>
    <meta:generator>LibreOffice/4.4.3.2$Linux_X86_64 LibreOffice_project/40m0$Build-2</meta:generator>
    <meta:document-statistic meta:table-count="0" meta:image-count="0" meta:object-count="0" meta:page-count="4" meta:paragraph-count="120" meta:word-count="383" meta:character-count="2844" meta:non-whitespace-character-count="2341"/>
  </office:meta>
</office:document-meta>
</file>